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4-30</text:p>
          </table:table-cell>
          <table:table-cell office:value-type="float" office:value="27967">
            <text:p>27967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27682">
            <text:p>27682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27359">
            <text:p>27359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26977">
            <text:p>26977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26644">
            <text:p>26644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26384">
            <text:p>26384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25969">
            <text:p>25969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25549">
            <text:p>25549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25085">
            <text:p>25085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24648">
            <text:p>24648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24114">
            <text:p>24114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23660">
            <text:p>23660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23227">
            <text:p>23227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22745">
            <text:p>22745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22170">
            <text:p>22170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21645">
            <text:p>21645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21067">
            <text:p>21067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20465">
            <text:p>20465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19899">
            <text:p>19899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19468">
            <text:p>19468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18849">
            <text:p>18849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18279">
            <text:p>18279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17669">
            <text:p>17669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17127">
            <text:p>17127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16523">
            <text:p>16523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15887">
            <text:p>15887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15362">
            <text:p>15362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14681">
            <text:p>14681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13915">
            <text:p>13915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13155">
            <text:p>13155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12428">
            <text:p>12428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11591">
            <text:p>11591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10779">
            <text:p>10779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10023">
            <text:p>10023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9134">
            <text:p>9134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8215">
            <text:p>8215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7503">
            <text:p>7503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6820">
            <text:p>6820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6077">
            <text:p>6077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5476">
            <text:p>5476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4825">
            <text:p>4825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4032">
            <text:p>4032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3405">
            <text:p>3405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2978">
            <text:p>2978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2503">
            <text:p>2503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2158">
            <text:p>2158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1809">
            <text:p>1809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1441">
            <text:p>1441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1266">
            <text:p>1266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827">
            <text:p>827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631">
            <text:p>631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string">
            <text:p>2020-02-2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string">
            <text:p>2020-02-2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string">
            <text:p>2020-02-2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20-02-2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2-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2020-02-2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0-02-2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2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2020-02-2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2020-02-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2</text:p>
          </table:table-cell>
          <table:table-cell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20:43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20:26:35.46</meta:creation-date>
    <dc:date>2020-05-01T20:43:35.79</dc:date>
    <meta:editing-duration>PT1M32S</meta:editing-duration>
    <meta:editing-cycles>2</meta:editing-cycles>
    <meta:generator>OpenOffice/4.1.2$Win32 OpenOffice.org_project/412m3$Build-9782</meta:generator>
    <meta:document-statistic meta:table-count="3" meta:cell-count="200" meta:object-count="0"/>
  </office:meta>
</office:document-meta>
</file>